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" style:family="table-cell" style:parent-style-name="Default" style:data-style-name="N37">
      <style:table-cell-properties fo:background-color="#d9dadb"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11" style:family="table-cell" style:parent-style-name="Default" style:data-style-name="N100">
      <style:table-cell-properties fo:background-color="#d9dadb"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Alarm net" table:style-name="ta1" table:print="false">
        <table:table-column table:style-name="co2" table:default-cell-style-name="ce3"/>
        <table:table-column table:style-name="co2" table:number-columns-repeated="3" table:default-cell-style-name="ce7"/>
        <table:table-column table:style-name="co2" table:number-columns-repeated="3" table:default-cell-style-name="ce11"/>
        <table:table-column table:style-name="co4" table:default-cell-style-name="ce15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5" office:value-type="string" table:number-columns-spanned="3" table:number-rows-spanned="1">
            <text:p>Alarm network</text:p>
          </table:table-cell>
          <table:covered-table-cell table:style-name="ce8"/>
          <table:covered-table-cell table:style-name="ce8"/>
          <table:table-cell table:style-name="ce9" office:value-type="string" table:number-columns-spanned="3" table:number-rows-spanned="1">
            <text:p>Bag network</text:p>
          </table:table-cell>
          <table:covered-table-cell table:style-name="ce12"/>
          <table:covered-table-cell table:style-name="ce12"/>
          <table:table-cell table:style-name="ce13" office:value-type="string">
            <text:p>Comment</text:p>
          </table:table-cell>
          <table:table-cell table:style-name="ce16" table:number-columns-repeated="1014"/>
        </table:table-row>
        <table:table-row table:style-name="ro2">
          <table:table-cell table:style-name="ce2"/>
          <table:table-cell table:style-name="ce6" office:value-type="string">
            <text:p>Generate hybrid</text:p>
          </table:table-cell>
          <table:table-cell table:style-name="ce6" office:value-type="string">
            <text:p>Hybrid Gibbs</text:p>
          </table:table-cell>
          <table:table-cell table:style-name="ce6" office:value-type="string">
            <text:p>Enumerate discrete</text:p>
          </table:table-cell>
          <table:table-cell table:style-name="ce10" office:value-type="string">
            <text:p>Generate hybrid</text:p>
          </table:table-cell>
          <table:table-cell table:style-name="ce10" office:value-type="string">
            <text:p>Hybrid Gibbs</text:p>
          </table:table-cell>
          <table:table-cell table:style-name="ce10" office:value-type="string">
            <text:p>MAP/ML full data</text:p>
          </table:table-cell>
          <table:table-cell table:style-name="ce14"/>
          <table:table-cell table:style-name="ce16" table:number-columns-repeated="1014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4"/>
          <table:table-cell office:value-type="string">
            <text:p>Ohne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4"/>
          <table:table-cell office:value-type="string">
            <text:p>Mit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4"/>
          <table:table-cell office:value-type="string">
            <text:p>Mit variant für Variable und Distribution, aber ohne Testen auf Inhal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4"/>
          <table:table-cell office:value-type="string">
            <text:p>Mit CategoricalMarkovBlanket: MarkovBlanket statt sample_from_markov_blanke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4"/>
          <table:table-cell office:value-type="string">
            <text:p>Mit Test auf Typ von Variant (Zeiger und 0-Vergleich)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4"/>
          <table:table-cell office:value-type="string">
            <text:p>Basisklasse für Netz-Distribution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4"/>
          <table:table-cell office:value-type="string">
            <text:p>Basisklasse für Zufallsvariabl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4"/>
          <table:table-cell office:value-type="string">
            <text:p>Parameter-Knoten für Vektor von bedingten Wahrscheinlichkeit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4"/>
          <table:table-cell office:value-type="string">
            <text:p>Jetzt. Warum? Wahrscheinlich war die Messung oben schon schlech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4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4"/>
          <table:table-cell office:value-type="string">
            <text:p>Programmoptionen mit boost:program_option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4"/>
          <table:table-cell office:value-type="string">
            <text:p>RandomConditionalProbabilities als Verbund von RandomProbabilitie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4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4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1-08-03">
            <text:p>03.08.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office:value-type="string">
            <text:p>RandomProbabilities with central name store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1-08-03">
            <text:p>03.08.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11.5/11.8</text:p>
          </table:table-cell>
          <table:table-cell/>
          <table:table-cell office:value-type="string">
            <text:p>Speed improved DiscreteRandomVariable::operator&lt;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1-08-10">
            <text:p>10.08.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6.59/6.79</text:p>
          </table:table-cell>
          <table:table-cell office:value-type="string">
            <text:p>0</text:p>
          </table:table-cell>
          <table:table-cell office:value-type="string">
            <text:p>Bug fix in RandomProbabilities construction</text:p>
          </table:table-cell>
          <table:table-cell table:number-columns-repeated="1014"/>
        </table:table-row>
        <table:table-row table:style-name="ro3">
          <table:table-cell table:style-name="ce4" office:value-type="date" office:date-value="2011-08-22">
            <text:p>22.08.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7.17/7.77</text:p>
          </table:table-cell>
          <table:table-cell office:value-type="string">
            <text:p>0</text:p>
          </table:table-cell>
          <table:table-cell office:value-type="string">
            <text:p>Dirichlet distribution for bag vertex. This vertex is now sampled as well.</text:p>
          </table:table-cell>
          <table:table-cell table:number-columns-repeated="1014"/>
        </table:table-row>
        <table:table-row table:style-name="ro3">
          <table:table-cell table:style-name="ce4" office:value-type="date" office:date-value="2011-08-22">
            <text:p>22.08.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6.74/6.82</text:p>
          </table:table-cell>
          <table:table-cell office:value-type="string">
            <text:p>0</text:p>
          </table:table-cell>
          <table:table-cell office:value-type="string">
            <text:p>Optimized set_up_characteristics in BooleanRandomVariable and JointDiscreteRandomVariable</text:p>
          </table:table-cell>
          <table:table-cell table:number-columns-repeated="1014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Bag net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.08.2011</text:date>, <text:time>15:4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08-22T15:46:38</dc:date>
    <dc:creator>Walter </dc:creator>
    <meta:editing-duration>PT05H19M56S</meta:editing-duration>
    <meta:editing-cycles>10</meta:editing-cycles>
    <meta:generator>OpenOffice.org/3.2$Linux OpenOffice.org_project/320m12$Build-9483</meta:generator>
    <meta:document-statistic meta:table-count="3" meta:cell-count="77" meta:object-count="0"/>
  </office:meta>
</office:document-meta>
</file>